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7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8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9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2" style:family="paragraph" style:parent-style-name="Text_20_body">
      <style:text-properties officeooo:rsid="00090ecc" officeooo:paragraph-rsid="00090ecc"/>
    </style:style>
    <style:style style:name="P13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4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5" style:family="paragraph" style:parent-style-name="Table_20_Contents">
      <style:text-properties officeooo:rsid="001f616b" officeooo:paragraph-rsid="001f616b"/>
    </style:style>
    <style:style style:name="P16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7" style:family="paragraph" style:parent-style-name="Table_20_Contents">
      <style:text-properties officeooo:paragraph-rsid="000da741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273c0d" officeooo:paragraph-rsid="00273c0d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fo:language="en" fo:country="US" officeooo:rsid="00273c0d" officeooo:paragraph-rsid="00273c0d"/>
    </style:style>
    <style:style style:name="P20" style:family="paragraph" style:parent-style-name="Table_20_Contents">
      <style:text-properties fo:language="en" fo:country="US" officeooo:rsid="00273c0d" officeooo:paragraph-rsid="00273c0d"/>
    </style:style>
    <style:style style:name="P21" style:family="paragraph" style:parent-style-name="Table_20_Contents">
      <style:text-properties fo:language="en" fo:country="US" officeooo:rsid="00273c0d" officeooo:paragraph-rsid="0027fca6"/>
    </style:style>
    <style:style style:name="P22" style:family="paragraph" style:parent-style-name="Table_20_Contents">
      <style:text-properties officeooo:rsid="00273c0d" officeooo:paragraph-rsid="00273c0d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3c0d" officeooo:paragraph-rsid="00273c0d"/>
    </style:style>
    <style:style style:name="P25" style:family="paragraph" style:parent-style-name="Table_20_Contents">
      <style:paragraph-properties fo:text-align="start" style:justify-single-word="false"/>
      <style:text-properties officeooo:rsid="0020cdfc" officeooo:paragraph-rsid="0029e1dd"/>
    </style:style>
    <style:style style:name="P26" style:family="paragraph" style:parent-style-name="Table_20_Contents">
      <style:text-properties officeooo:paragraph-rsid="000da741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en" fo:country="US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73c0d"/>
    </style:style>
    <style:style style:name="T9" style:family="text">
      <style:text-properties fo:language="en" fo:country="US" officeooo:rsid="0027fca6"/>
    </style:style>
    <style:style style:name="T10" style:family="text">
      <style:text-properties officeooo:rsid="0027fca6"/>
    </style:style>
    <style:style style:name="T11" style:family="text">
      <style:text-properties officeooo:rsid="002814ad"/>
    </style:style>
    <style:style style:name="T12" style:family="text">
      <style:text-properties officeooo:rsid="0029e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0">DERBYSHIRE SENIOR CUP </text:p>
            <text:p text:style-name="P10"/>
            <text:p text:style-name="P11">FIRST ROUND </text:p>
            <text:p text:style-name="P24"><text:span text:style-name="T7">Saturday November 16</text:span><text:span text:style-name="T6">th</text:span><text:span text:style-name="T7"> <text:s/>1968</text:span></text:p>
            <text:p text:style-name="P19"/>
            <text:p text:style-name="P19">Edgehill Stapenhill</text:p>
            <text:p text:style-name="P5">Kick Off <text:s/><text:span text:style-name="T8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STAPENHILL</text:p>
          </table:table-cell>
          <table:table-cell table:style-name="Table1.A1" office:value-type="string">
            <text:p text:style-name="P18">2-0</text:p>
          </table:table-cell>
          <table:table-cell table:style-name="Table1.A1" office:value-type="string">
            <text:p text:style-name="P18">NEWHALL UNITED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Colours :</text:p>
            <text:p text:style-name="P15"/>
            <text:p text:style-name="P20">A Wright <text:s text:c="2"/>GK</text:p>
            <text:p text:style-name="P20">Nicholson</text:p>
            <text:p text:style-name="P20">Edwards</text:p>
            <text:p text:style-name="P20"><text:span text:style-name="T11">Kenny </text:span>Hair</text:p>
            <text:p text:style-name="P20"><text:span text:style-name="T11">Peter </text:span>Jessop</text:p>
            <text:p text:style-name="P20">J Lovatt</text:p>
            <text:p text:style-name="P20">Brown</text:p>
            <text:p text:style-name="P20">Stephenson</text:p>
            <text:p text:style-name="P20"><text:span text:style-name="T11">John </text:span>Chandler</text:p>
            <text:p text:style-name="P20">Gough</text:p>
            <text:p text:style-name="P20">Francis</text:p>
          </table:table-cell>
          <table:table-cell table:style-name="Table4.A1" office:value-type="string">
            <text:p text:style-name="P15">Colour<text:span text:style-name="T3">s :</text:span></text:p>
            <text:p text:style-name="P15"/>
            <text:p text:style-name="P20"><text:span text:style-name="T10">Colin </text:span>Banton <text:s text:c="2"/>GK</text:p>
            <text:p text:style-name="P20">Brian Slater</text:p>
            <text:p text:style-name="P20"><text:span text:style-name="T10">Fred </text:span>Summers</text:p>
            <text:p text:style-name="P20"><text:span text:style-name="T10">Gordon </text:span>Ford</text:p>
            <text:p text:style-name="P20"><text:span text:style-name="T10">Malcolm </text:span>Preece</text:p>
            <text:p text:style-name="P20">Peter Boulton</text:p>
            <text:p text:style-name="P20"><text:span text:style-name="T10">John </text:span>Burton</text:p>
            <text:p text:style-name="P20">Chris Cowlishaw</text:p>
            <text:p text:style-name="P20">John Clarke</text:p>
            <text:p text:style-name="P20"><text:span text:style-name="T10">Graham </text:span>Hulland</text:p>
            <text:p text:style-name="P22"><text:span text:style-name="T7">Al</text:span><text:span text:style-name="T9">l</text:span><text:span text:style-name="T7">an Jackson</text:span>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M<text:span text:style-name="T1">anager</text:span></text:p>
            <text:p text:style-name="P16"/>
            <text:p text:style-name="P14"/>
            <text:p text:style-name="P6">Referee</text:p>
            <text:p text:style-name="P8">M<text:span text:style-name="T2">r </text:span><text:span text:style-name="T4"><text:s/></text:span><text:span text:style-name="T8">R F Johnson (Mickleover)</text:span></text:p>
            <text:p text:style-name="P7"/>
            <text:p text:style-name="P9">Half Time <text:s text:c="3"/><text:span text:style-name="T12">2-0</text:span></text:p>
            <text:p text:style-name="P9"/>
            <text:p text:style-name="P6">Attendance <text:s/></text:p>
          </table:table-cell>
          <table:table-cell table:style-name="Table6.A1" office:value-type="string">
            <text:p text:style-name="P16">M<text:span text:style-name="T1">anager</text:span></text:p>
            <text:p text:style-name="P21">Al<text:span text:style-name="T10">l</text:span>an Jackson</text:p>
            <text:p text:style-name="P14"/>
            <text:p text:style-name="P25">Linesmen</text:p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Stephenson</text:p>
            <text:p text:style-name="P20">Stephenson</text:p>
          </table:table-cell>
          <table:table-cell table:style-name="Table3.A1" office:value-type="string">
            <text:p text:style-name="P17"><text:s text:c="27"/><text:span text:style-name="T12">1-0</text:span></text:p>
            <text:p text:style-name="P17"><text:s text:c="27"/><text:span text:style-name="T12">2-0</text:span>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8T14:19:07.974000000</dc:date>
    <meta:editing-duration>PT13H44M54S</meta:editing-duration>
    <meta:editing-cycles>38</meta:editing-cycles>
    <meta:generator>Coolle_Office_for_Docs_and_Sheet/7.4.2.3$Windows_X86_64 LibreOffice_project/</meta:generator>
    <meta:document-statistic meta:table-count="5" meta:image-count="0" meta:object-count="0" meta:page-count="1" meta:paragraph-count="44" meta:word-count="81" meta:character-count="560" meta:non-whitespace-character-count="455"/>
  </office:meta>
</office:document-meta>
</file>